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0.088cm solid #000000" fo:border-left="none" fo:border-right="none" fo:border-top="0.088cm solid #000000"/>
    </style:style>
    <style:style style:name="ce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88cm solid #000000"/>
    </style:style>
    <style:style style:name="ce17" style:family="table-cell" style:parent-style-name="Default">
      <style:table-cell-properties fo:border="non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8"/>
        <table:table-column table:style-name="co1" table:default-cell-style-name="ce5"/>
        <table:table-column table:style-name="co3" table:default-cell-style-name="ce17"/>
        <table:table-column table:style-name="co4" table:default-cell-style-name="ce5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4" table:default-cell-style-name="ce8"/>
        <table:table-column table:style-name="co1" table:default-cell-style-name="ce5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3" table:number-rows-spanned="1">
            <text:p>TABLA INSTANCES</text:p>
          </table:table-cell>
          <table:covered-table-cell table:style-name="ce6"/>
          <table:covered-table-cell table:style-name="ce9"/>
          <table:table-cell table:style-name="ce12" office:value-type="string" table:number-columns-spanned="6" table:number-rows-spanned="1">
            <text:p>TABLA MESSAGES</text:p>
          </table:table-cell>
          <table:covered-table-cell table:number-columns-repeated="4" table:style-name="ce6"/>
          <table:covered-table-cell table:style-name="ce9"/>
          <table:table-cell table:style-name="ce9"/>
        </table:table-row>
        <table:table-row table:style-name="ro1">
          <table:table-cell table:number-columns-repeated="2"/>
          <table:table-cell table:style-name="ce2" office:value-type="string">
            <text:p>iid (id)</text:p>
          </table:table-cell>
          <table:table-cell table:style-name="ce7" office:value-type="string">
            <text:p>tid (id)</text:p>
          </table:table-cell>
          <table:table-cell table:style-name="ce10" office:value-type="string">
            <text:p>name (string)</text:p>
          </table:table-cell>
          <table:table-cell table:style-name="ce13" office:value-type="string">
            <text:p>id (num)</text:p>
          </table:table-cell>
          <table:table-cell table:style-name="ce7" office:value-type="string">
            <text:p>mid (id)</text:p>
          </table:table-cell>
          <table:table-cell table:style-name="ce7" office:value-type="string">
            <text:p>sms (string)</text:p>
          </table:table-cell>
          <table:table-cell table:style-name="ce7" office:value-type="string">
            <text:p>origin (id)</text:p>
          </table:table-cell>
          <table:table-cell table:style-name="ce7" office:value-type="string">
            <text:p>destiny (id)</text:p>
          </table:table-cell>
          <table:table-cell table:style-name="ce7" office:value-type="string">
            <text:p>time_sent (num)</text:p>
          </table:table-cell>
          <table:table-cell table:style-name="ce10" office:value-type="string">
            <text:p>time_rec (num)</text:p>
          </table:table-cell>
        </table:table-row>
        <table:table-row table:style-name="ro1">
          <table:table-cell table:number-columns-repeated="2"/>
          <table:table-cell table:style-name="ce3" office:value-type="string">
            <text:p>u</text:p>
          </table:table-cell>
          <table:table-cell office:value-type="string">
            <text:p>User</text:p>
          </table:table-cell>
          <table:table-cell table:style-name="ce11"/>
          <table:table-cell table:style-name="ce14" office:value-type="float" office:value="0">
            <text:p>0</text:p>
          </table:table-cell>
          <table:table-cell office:value-type="string">
            <text:p>m1</text:p>
          </table:table-cell>
          <table:table-cell office:value-type="string">
            <text:p>request send to dh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</text:p>
          </table:table-cell>
          <table:table-cell office:value-type="string">
            <text:p>Agent</text:p>
          </table:table-cell>
          <table:table-cell table:style-name="ce11" office:value-type="string">
            <text:p>DHL</text:p>
          </table:table-cell>
          <table:table-cell table:style-name="ce15" office:value-type="float" office:value="1">
            <text:p>1</text:p>
          </table:table-cell>
          <table:table-cell office:value-type="string">
            <text:p>m2</text:p>
          </table:table-cell>
          <table:table-cell office:value-type="string">
            <text:p>send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3" office:value-type="string">
            <text:p>f</text:p>
          </table:table-cell>
          <table:table-cell office:value-type="string">
            <text:p>Factory</text:p>
          </table:table-cell>
          <table:table-cell table:style-name="ce11"/>
          <table:table-cell table:style-name="ce15" office:value-type="float" office:value="2">
            <text:p>2</text:p>
          </table:table-cell>
          <table:table-cell/>
          <table:table-cell office:value-type="string">
            <text:p>internal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4" table:number-columns-repeated="3"/>
          <table:table-cell table:style-name="ce16"/>
          <table:table-cell table:style-name="ce4"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5" table:number-columns-repeated="4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16:3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20:23:18</meta:creation-date>
    <dc:date>2010-02-15T16:36:45</dc:date>
    <meta:editing-duration>PT00H10M05S</meta:editing-duration>
    <meta:editing-cycles>2</meta:editing-cycles>
    <meta:generator>OpenOffice.org/3.0$Linux OpenOffice.org_project/300m15$Build-9379</meta:generator>
    <meta:document-statistic meta:table-count="3" meta:cell-count="3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